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Roboto" svg:font-family="Roboto, sans-serif"/>
    <style:font-face style:name="arial" svg:font-family="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Helvetica Neue" fo:font-size="10.5pt" fo:letter-spacing="normal" fo:font-style="normal" fo:font-weight="bold" officeooo:paragraph-rsid="00175704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Helvetica Neue" fo:font-size="10.5pt" fo:letter-spacing="normal" fo:font-style="normal" fo:font-weight="normal" style:font-weight-asian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22.5pt" fo:letter-spacing="normal" fo:font-style="normal" fo:font-weight="bold" officeooo:paragraph-rsid="00214992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27pt" fo:letter-spacing="normal" fo:font-style="normal" fo:font-weight="bold" officeooo:rsid="0021b016" officeooo:paragraph-rsid="0021b016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27pt" fo:letter-spacing="normal" fo:font-style="normal" fo:font-weight="bold" officeooo:rsid="002318ad" officeooo:paragraph-rsid="002318ad" style:font-size-asian="16pt" style:font-weight-asian="bold" style:font-size-complex="16pt" style:font-weight-complex="bold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27pt" fo:letter-spacing="normal" fo:font-style="normal" fo:font-weight="bold" officeooo:rsid="0024f243" officeooo:paragraph-rsid="0024f243" style:font-size-asian="16pt" style:font-weight-asian="bold" style:font-size-complex="16pt" style:font-weight-complex="bold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27pt" fo:letter-spacing="normal" fo:font-style="normal" fo:font-weight="normal" officeooo:rsid="002318ad" officeooo:paragraph-rsid="002318ad" style:font-size-asian="16pt" style:font-weight-asian="normal" style:font-size-complex="16pt" style:font-weight-complex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175704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1e737e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214992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weight="bold" officeooo:paragraph-rsid="00214992" style:font-weight-asian="bold" style:font-weight-complex="bold"/>
    </style:style>
    <style:style style:name="P12" style:family="paragraph" style:parent-style-name="Heading_20_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22.5pt" fo:letter-spacing="normal" fo:font-style="normal" fo:font-weight="bold" officeooo:paragraph-rsid="00214992" style:font-weight-asian="bold" style:font-weight-complex="bold"/>
    </style:style>
    <style:style style:name="P13" style:family="paragraph" style:parent-style-name="Standard">
      <style:text-properties officeooo:rsid="00175704" officeooo:paragraph-rsid="00175704"/>
    </style:style>
    <style:style style:name="P14" style:family="paragraph" style:parent-style-name="Standard">
      <style:text-properties officeooo:paragraph-rsid="00175704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Arial" fo:font-size="16pt" fo:letter-spacing="normal" fo:font-style="normal" fo:font-weight="bold" officeooo:rsid="0021b016" officeooo:paragraph-rsid="0021b016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Arial" fo:font-size="16pt" fo:letter-spacing="normal" fo:font-style="normal" fo:font-weight="bold" officeooo:rsid="002318ad" officeooo:paragraph-rsid="002318ad" style:font-size-asian="16pt" style:font-weight-asian="bold" style:font-size-complex="16pt" style:font-weight-complex="bold"/>
    </style:style>
    <style:style style:name="P17" style:family="paragraph" style:parent-style-name="Heading_20_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27pt" fo:letter-spacing="normal" fo:font-style="normal" fo:font-weight="bold" officeooo:rsid="0021b016" officeooo:paragraph-rsid="0021b016" style:font-size-asian="16pt" style:font-weight-asian="bold" style:font-size-complex="16pt" style:font-weight-complex="bold"/>
    </style:style>
    <style:style style:name="T1" style:family="text">
      <style:text-properties officeooo:rsid="00175704"/>
    </style:style>
    <style:style style:name="T2" style:family="text">
      <style:text-properties fo:font-variant="normal" fo:text-transform="none" fo:color="#000000" style:font-name="Helvetica Neue" fo:font-size="10.5pt" fo:letter-spacing="normal" fo:font-style="normal" fo:font-weight="bold"/>
    </style:style>
    <style:style style:name="T3" style:family="text">
      <style:text-properties fo:font-variant="normal" fo:text-transform="none" fo:color="#000000" style:font-name="Helvetica Neue" fo:font-size="10.5pt" fo:letter-spacing="normal" fo:font-style="normal" fo:font-weight="bold" officeooo:rsid="00175704" style:font-weight-asian="bold" style:font-weight-complex="bold"/>
    </style:style>
    <style:style style:name="T4" style:family="text">
      <style:text-properties fo:font-variant="normal" fo:text-transform="none" fo:color="#000000" style:font-name="Helvetica Neue" fo:font-size="10.5pt" fo:letter-spacing="normal" fo:font-style="normal" fo:font-weight="bold" officeooo:rsid="00179d3c" style:font-weight-asian="bold" style:font-weight-complex="bold"/>
    </style:style>
    <style:style style:name="T5" style:family="text">
      <style:text-properties fo:font-variant="normal" fo:text-transform="none" fo:color="#000000" style:font-name="Helvetica Neue" fo:font-size="10.5pt" fo:letter-spacing="normal" fo:font-style="normal" fo:font-weight="bold" officeooo:rsid="001ca9da" style:font-weight-asian="bold" style:font-weight-complex="bold"/>
    </style:style>
    <style:style style:name="T6" style:family="text">
      <style:text-properties fo:font-variant="normal" fo:text-transform="none" fo:color="#000000" style:font-name="Helvetica Neue" fo:font-size="10.5pt" fo:letter-spacing="normal" fo:font-style="normal" fo:font-weight="bold" officeooo:rsid="001e737e" style:font-weight-asian="bold" style:font-weight-complex="bold"/>
    </style:style>
    <style:style style:name="T7" style:family="text">
      <style:text-properties fo:font-variant="normal" fo:text-transform="none" fo:color="#000000" style:font-name="Helvetica Neue" fo:font-size="10.5pt" fo:letter-spacing="normal" fo:font-style="normal" fo:font-weight="bold" officeooo:rsid="00214992" style:font-weight-asian="bold" style:font-weight-complex="bold"/>
    </style:style>
    <style:style style:name="T8" style:family="text">
      <style:text-properties fo:font-variant="normal" fo:text-transform="none" fo:color="#000000" style:font-name="Helvetica Neue" fo:font-size="10.5pt" fo:letter-spacing="normal" fo:font-style="normal" fo:font-weight="bold" officeooo:rsid="00214992"/>
    </style:style>
    <style:style style:name="T9" style:family="text">
      <style:text-properties fo:font-variant="normal" fo:text-transform="none" fo:color="#000000" style:font-name="Helvetica Neue" fo:font-size="10.5pt" fo:letter-spacing="normal" fo:font-style="normal" fo:font-weight="normal" officeooo:rsid="00175704" style:font-weight-asian="normal" style:font-weight-complex="normal"/>
    </style:style>
    <style:style style:name="T10" style:family="text">
      <style:text-properties fo:font-variant="normal" fo:text-transform="none" fo:color="#000000" style:font-name="Helvetica Neue" fo:font-size="10.5pt" fo:letter-spacing="normal" fo:font-style="normal" fo:font-weight="normal" officeooo:rsid="00179d3c" style:font-weight-asian="normal" style:font-weight-complex="normal"/>
    </style:style>
    <style:style style:name="T11" style:family="text">
      <style:text-properties fo:font-variant="normal" fo:text-transform="none" fo:color="#000000" style:font-name="Helvetica Neue" fo:font-size="10.5pt" fo:letter-spacing="normal" fo:font-style="normal" fo:font-weight="normal" officeooo:rsid="00196d31" style:font-weight-asian="normal" style:font-weight-complex="normal"/>
    </style:style>
    <style:style style:name="T12" style:family="text">
      <style:text-properties fo:font-variant="normal" fo:text-transform="none" fo:color="#000000" style:font-name="Helvetica Neue" fo:font-size="10.5pt" fo:letter-spacing="normal" fo:font-style="normal" fo:font-weight="normal" officeooo:rsid="001ac9e2" style:font-weight-asian="normal" style:font-weight-complex="normal"/>
    </style:style>
    <style:style style:name="T13" style:family="text">
      <style:text-properties fo:font-variant="normal" fo:text-transform="none" fo:color="#000000" style:font-name="Helvetica Neue" fo:font-size="10.5pt" fo:letter-spacing="normal" fo:font-style="normal" fo:font-weight="normal" officeooo:rsid="001ca9da" style:font-weight-asian="normal" style:font-weight-complex="normal"/>
    </style:style>
    <style:style style:name="T14" style:family="text">
      <style:text-properties fo:font-variant="normal" fo:text-transform="none" fo:color="#000000" style:font-name="Helvetica Neue" fo:font-size="10.5pt" fo:letter-spacing="normal" fo:font-style="normal" fo:font-weight="normal" officeooo:rsid="001e737e" style:font-weight-asian="normal" style:font-weight-complex="normal"/>
    </style:style>
    <style:style style:name="T15" style:family="text">
      <style:text-properties fo:font-variant="normal" fo:text-transform="none" fo:color="#000000" style:font-name="Helvetica Neue" fo:font-size="10.5pt" fo:letter-spacing="normal" fo:font-style="normal" fo:font-weight="normal" officeooo:rsid="001fbff4" style:font-weight-asian="normal" style:font-weight-complex="normal"/>
    </style:style>
    <style:style style:name="T16" style:family="text">
      <style:text-properties fo:font-variant="normal" fo:text-transform="none" fo:color="#000000" style:font-name="Helvetica Neue" fo:font-size="10.5pt" fo:letter-spacing="normal" fo:font-style="normal" fo:font-weight="normal" officeooo:rsid="00214992" style:font-weight-asian="normal" style:font-weight-complex="normal"/>
    </style:style>
    <style:style style:name="T17" style:family="text">
      <style:text-properties fo:font-variant="normal" fo:text-transform="none" fo:color="#000000" style:font-name="Helvetica Neue" fo:font-size="10.5pt" fo:letter-spacing="normal" fo:font-style="normal" officeooo:rsid="00214992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75704" style:font-weight-asian="bold" style:font-weight-complex="bold"/>
    </style:style>
    <style:style style:name="T20" style:family="text">
      <style:text-properties fo:color="#000000" fo:font-size="10.5pt"/>
    </style:style>
    <style:style style:name="T21" style:family="text">
      <style:text-properties fo:color="#000000" fo:font-size="10.5pt" officeooo:rsid="00214992"/>
    </style:style>
    <style:style style:name="T22" style:family="text">
      <style:text-properties fo:color="#000000" fo:font-size="10.5pt" fo:font-weight="normal" style:font-weight-asian="normal" style:font-weight-complex="normal"/>
    </style:style>
    <style:style style:name="T23" style:family="text">
      <style:text-properties fo:color="#000000" fo:font-size="10.5pt" fo:font-weight="normal" officeooo:rsid="00214992" style:font-weight-asian="normal" style:font-weight-complex="normal"/>
    </style:style>
    <style:style style:name="T24" style:family="text">
      <style:text-properties fo:color="#000000" fo:font-size="10.5pt" fo:font-weight="normal" officeooo:rsid="0024811a" style:font-weight-asian="normal" style:font-weight-complex="normal"/>
    </style:style>
    <style:style style:name="T25" style:family="text">
      <style:text-properties fo:color="#000000" fo:font-size="10.5pt" fo:font-weight="normal" officeooo:rsid="0024f243" style:font-weight-asian="normal" style:font-weight-complex="normal"/>
    </style:style>
    <style:style style:name="T26" style:family="text">
      <style:text-properties fo:color="#000000" fo:font-size="10.5pt" officeooo:rsid="002481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<text:tab/><text:tab/><text:tab/><text:tab/></text:span><text:span text:style-name="T19">Universidade Federal da Fronteira Sul<text:line-break/><text:line-break/><text:line-break/><text:line-break/>Aluno: Leduan Rabaioli <text:s text:c="2"/><text:tab/><text:tab/><text:tab/><text:tab/><text:tab/><text:tab/> <text:s text:c="5"/>matrícula: 1211100041</text:span></text:p>
      <text:p text:style-name="P14"><text:span text:style-name="T1"><text:line-break/><text:line-break/><text:line-break/><text:tab/><text:tab/><text:tab/></text:span><text:span text:style-name="T2">TÓPICO ESPECIAIS EM DESENVOLVIMENTO WEB</text:span></text:p>
      <text:p text:style-name="P1">PROJETO 1<text:line-break/></text:p>
      <text:p text:style-name="P1"/>
      <text:p text:style-name="P8"><text:span text:style-name="T3">Tema: </text:span><text:span text:style-name="T9">O projeto desenvolvido é referente a um site de divulgação de produtos de uma loja de artigos esportivos, onde clientes possam consultar os produtos da loja e verificar seus respectivos preços, <text:s/>além da página principal os produtos são separados em categorias (masculino e feminino). A ideia inicial era fazer um site e-commerce porém como nesta fase do projeto não foi realizada a conexão com o banco de dados acabou faltando recursos para tal. Inicialmente então o projeto será somente de uma página de divulgação de produtos , porém pretendo transformá-la em uma loja virtual no projeto 2 </text:span></text:p>
      <text:p text:style-name="P8"><text:span text:style-name="T9"/></text:p>
      <text:p text:style-name="P9"><text:span text:style-name="T4">Organização e Implementação do Site : </text:span><text:span text:style-name="T15">Para o desenvolvimento do projeto foi utilizado </text:span><text:span text:style-name="T16">HTML, CSS, JS e Jquey</text:span><text:span text:style-name="T15"> </text:span><text:span text:style-name="T16">e </text:span><text:span text:style-name="T15">o framework </text:span><text:span text:style-name="T16">Bootstrap. </text:span><text:span text:style-name="T10">A loja de artigos esportivos</text:span><text:span text:style-name="T4"> ATHLETIC SPORTS </text:span><text:span text:style-name="T10">tem como objetivo divulgar os seus produtos da maneira mais simples possível.<text:line-break/><text:line-break/></text:span><text:span text:style-name="T5">HOME</text:span><text:span text:style-name="T13">:</text:span><text:span text:style-name="T10"> O site possui uma página principal (</text:span><text:span text:style-name="T4">HOME</text:span><text:span text:style-name="T10">) onde </text:span><text:span text:style-name="T11">estão</text:span><text:span text:style-name="T10"> com maior destaque os </text:span><text:span text:style-name="T11">produtos que são </text:span><text:span text:style-name="T10">lançamento</text:span><text:span text:style-name="T12">s</text:span><text:span text:style-name="T10"> da loja, </text:span><text:span text:style-name="T11">além disso a página principal consta com os “Produtos em Destaque ”, que são produtos que estão com preços especiais. Outras duas colunas constam na página “Categorias ” e “Marcas” , porém ambas </text:span><text:span text:style-name="T12">foram implementadas</text:span><text:span text:style-name="T11"> neste momento</text:span><text:span text:style-name="T12"> somente para deixar o layout mais completo, na parte 2 do projeto onde será feita <text:s/>a conexão com o banco será possível fazer as consultas através das colunas.<text:line-break/><text:line-break/></text:span><text:span text:style-name="T5">MASCULINO E FEMININO: </text:span><text:span text:style-name="T13">Ambas as páginas </text:span><text:span text:style-name="T14">são parecidas a página principal (somente não possuem o carousel), cada uma delas com produtos exclusivos para sua respectiva categoria.</text:span></text:p>
      <text:p text:style-name="P9"><text:span text:style-name="T14"/></text:p>
      <text:p text:style-name="P9"><text:span text:style-name="T6">CONTATO: </text:span><text:span text:style-name="T14">A página contato possui informações de endereço físico da loja e contato , possui um formulário para que o usuário possa escrever uma mensagem / tirar alguma dúvida.</text:span></text:p>
      <text:p text:style-name="P9"><text:span text:style-name="T14"/></text:p>
      <text:p text:style-name="P9"><text:span text:style-name="T6">FAVORITOS: </text:span><text:span text:style-name="T14">A página de favoritos possui produtos da preferência do cliente, para que o mesmo possa fazer uma relação de produtos que se interessou para uma compra futura, no momento os produtos dessa página estão estáticos , a ideia é que no projeto 2 o usuário selecione o produto (na home, masculino ou feminino) e o mesmo seja enviado para a página favoritos.<text:line-break/><text:line-break/></text:span><text:span text:style-name="T6">LOGIN: </text:span><text:span text:style-name="T14">Essa página é para o usuário fazer o seu login ou se cadastrar no site , no momento parece um pouco inútil, porém quando se transformar em uma loja virtual será necessário ter um cadastro para poder realizar uma compra.</text:span><text:span text:style-name="T12"><text:line-break/><text:line-break/><text:line-break/>*O campo para busca nominal, </text:span><text:span text:style-name="T13">o filtro </text:span><text:span text:style-name="T12">e os elementos do rodapé estão somente para fins de personalização de layout, </text:span><text:span text:style-name="T13">a busca e o filtragem ainda não são realizados <text:s/>pela ausência do banco e as páginas no footer (exceto botão de notificações )não foram implementadas no projeto por serem consideradas de pouca relevância.</text:span></text:p>
      <text:p text:style-name="P10"><text:soft-page-break/><text:span text:style-name="T8">Utilização dos Componentes Boostrap:<text:line-break/><text:line-break/></text:span><text:bookmark text:name="glyphicons"/><text:span text:style-name="T16"><text:line-break/></text:span><text:span text:style-name="T7">Glyphicons : </text:span><text:span text:style-name="T16">Recurso utilizado em alguns elementos do trabalho, com mais evidência na navbar onde possui as páginas login e favoritos.</text:span></text:p>
      <text:p text:style-name="P10"><text:span text:style-name="T16"/></text:p>
      <text:h text:style-name="P12" text:outline-level="2"><text:bookmark text:name="input-groups-checkboxes-radios"/><text:span text:style-name="T21">Checkboxes:</text:span><text:span text:style-name="T23"> Utilizado na área de login na opção de lembrar senha</text:span></text:h>
      <text:p text:style-name="P3"><text:span text:style-name="T23"/></text:p>
      <text:p text:style-name="P15"><text:span text:style-name="T21">N</text:span><text:span text:style-name="T20">avBar: </text:span><text:span text:style-name="T22">Utilizado para implementar o “menu” do site , contém as páginas : Home , Masculi, Feminino e Contato</text:span></text:p>
      <text:p text:style-name="P15"><text:span text:style-name="T22"/></text:p>
      <text:h text:style-name="P17" text:outline-level="1"><text:bookmark text:name="breadcrumbs"/><text:span text:style-name="T20">Breadcrumbs: </text:span><text:span text:style-name="T22">Utilizado na página de favoritos</text:span></text:h>
      <text:h text:style-name="P17" text:outline-level="1"><text:bookmark text:name="thumbnails"/><text:span text:style-name="T20"><text:line-break/>Thumbnails: </text:span><text:span text:style-name="T22">Muito utilizado no site nas imagens dos produtos da home/,masculino e feminino</text:span></text:h>
      <text:h text:style-name="P17" text:outline-level="1"><text:bookmark text:name="panels"/><text:span text:style-name="T22"><text:line-break/></text:span><text:span text:style-name="T20">Panels: </text:span><text:span text:style-name="T22">Utilizado na implementação das categorias (academia, basquete)</text:span></text:h>
      <text:p text:style-name="P4"><text:span text:style-name="T22"/></text:p>
      <text:p text:style-name="P4"><text:span text:style-name="T22"/></text:p>
      <text:p text:style-name="P4"><text:span text:style-name="T22"/></text:p>
      <text:p text:style-name="P5"><text:span text:style-name="T20">Utilização de recursos JS Bootstrap:<text:line-break/><text:line-break/>Carousel: </text:span><text:span text:style-name="T24">Recurso utilizado na página principal para exibir os lançamentos.</text:span><text:span text:style-name="T20"><text:line-break/><text:line-break/><text:line-break/>Modal: </text:span><text:span text:style-name="T24">Utilizado no rodapé do site, onde clicando no botão abaixo das notificações o modal abre uma janela e mostra um aviso</text:span><text:span text:style-name="T20"><text:line-break/><text:line-break/><text:line-break/>Alert: </text:span><text:span text:style-name="T24">Ao abrir a página de login é mostrado um alert , alertando o usuário para ter cuidado com sua senha</text:span></text:p>
      <text:p text:style-name="P5"><text:span text:style-name="T20"/></text:p>
      <text:p text:style-name="P5"><text:span text:style-name="T20">Stateful: </text:span><text:span text:style-name="T24">Recurso utilizado toda vez em que o usuário seleciona o botão para adicionar o produto aos seus favoritos, por alguns segundos aparece uma mensagem no botão.</text:span></text:p>
      <text:p text:style-name="P5"><text:span text:style-name="T20"/></text:p>
      <text:p text:style-name="P16"><text:span text:style-name="T20">Collapse: </text:span><text:span text:style-name="T24">Utilizado nas categorias , quando é realizado um clique nos elementos das categorias abre um novo elemento abaixo deste elemento principal.<text:line-break/><text:line-break/><text:line-break/>*</text:span><text:span text:style-name="T25">O site possui o recurso de acessibilidade em libras </text:span></text:p>
      <text:p text:style-name="P5"><text:span text:style-name="T20"/></text:p>
      <text:p text:style-name="P5"><text:span text:style-name="T20"/></text:p>
      <text:p text:style-name="P6"><text:span text:style-name="T20">SITE DISPONÍVEL EM : http://athleticsports.comli.com/</text:span></text:p>
      <text:p text:style-name="P7"><text:span text:style-name="T20"/></text:p>
      <text:p text:style-name="P4"><text:span text:style-name="T22"/></text:p>
      <text:p text:style-name="P4"><text:span text:style-name="T20"/></text:p>
      <text:p text:style-name="P15"><text:span text:style-name="T20"/></text:p>
      <text:p text:style-name="P11"><text:span text:style-name="T17"/></text:p>
      <text:p text:style-name="P10"><text:span text:style-name="T8"><text:line-break/><text:line-break/></text:span><text:soft-page-break/><text:span text:style-name="T2"><text:line-break/></text:span></text:p>
      <text:p text:style-name="P2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Mangal1" svg:font-family="Mangal"/>
    <style:font-face style:name="Roboto" svg:font-family="Roboto, sans-serif"/>
    <style:font-face style:name="arial" svg:font-family="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05:16:41.006000000</meta:creation-date>
    <dc:date>2017-05-23T06:37:22.182000000</dc:date>
    <meta:editing-duration>PT30M5S</meta:editing-duration>
    <meta:editing-cycles>7</meta:editing-cycles>
    <meta:generator>LibreOffice/5.3.0.3$Windows_x86 LibreOffice_project/7074905676c47b82bbcfbea1aeefc84afe1c50e1</meta:generator>
    <meta:document-statistic meta:table-count="0" meta:image-count="0" meta:object-count="0" meta:page-count="3" meta:paragraph-count="18" meta:word-count="656" meta:character-count="4111" meta:non-whitespace-character-count="3420"/>
  </office:meta>
</office:document-meta>
</file>